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lementPropertyConverter.TestElementProperty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Converter.unmarshal( HierarchicalStreamReader reader , Unmarshalling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ElementPropertyConverter.marshal( Object arg0 , HierarchicalStreamWriter writer , Marshalling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ElementProperty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